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reration serif" svg:font-family="'Libr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a" svg:font-family="Symbola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ymbola" officeooo:paragraph-rsid="0014e3a9"/>
    </style:style>
    <style:style style:name="P2" style:family="paragraph" style:parent-style-name="Standard">
      <style:text-properties style:font-name="Symbola" officeooo:rsid="0016a119" officeooo:paragraph-rsid="0016a119"/>
    </style:style>
    <style:style style:name="P3" style:family="paragraph" style:parent-style-name="Standard">
      <style:paragraph-properties fo:text-align="center" style:justify-single-word="false"/>
      <style:text-properties style:font-name="Symbola" officeooo:rsid="0016a119" officeooo:paragraph-rsid="0016a119"/>
    </style:style>
    <style:style style:name="P4" style:family="paragraph" style:parent-style-name="Standard">
      <style:paragraph-properties fo:text-align="start" style:justify-single-word="false"/>
      <style:text-properties style:font-name="Symbola" officeooo:rsid="0018466d" officeooo:paragraph-rsid="0018466d"/>
    </style:style>
    <style:style style:name="P5" style:family="paragraph" style:parent-style-name="Standard">
      <style:paragraph-properties fo:text-align="start" style:justify-single-word="false"/>
      <style:text-properties style:font-name="Symbola" officeooo:rsid="0018a51b" officeooo:paragraph-rsid="0018a51b"/>
    </style:style>
    <style:style style:name="P6" style:family="paragraph" style:parent-style-name="Standard">
      <style:paragraph-properties fo:text-align="start" style:justify-single-word="false"/>
      <style:text-properties style:font-name="Symbola" officeooo:rsid="00194ae1" officeooo:paragraph-rsid="00194ae1"/>
    </style:style>
    <style:style style:name="P7" style:family="paragraph" style:parent-style-name="Standard">
      <style:text-properties style:font-name="Symbola" officeooo:paragraph-rsid="0016a119"/>
    </style:style>
    <style:style style:name="T1" style:family="text">
      <style:text-properties officeooo:rsid="0014e3a9"/>
    </style:style>
    <style:style style:name="T2" style:family="text">
      <style:text-properties officeooo:rsid="0016a11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danie 1</text:p>
      <text:p text:style-name="P7"><text:span text:style-name="T2"><draw:frame draw:style-name="fr1" draw:name="Object6" text:anchor-type="as-char" svg:y="-0.3547in" svg:width="4.4165in" svg:height="0.6402in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2">Zadanie 2</text:p>
      <text:p text:style-name="P2"><draw:frame draw:style-name="fr1" draw:name="Object1" text:anchor-type="as-char" svg:y="-0.5591in" svg:width="6.0811in" svg:height="1.05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>Zadanie 3</text:p>
      <text:p text:style-name="P4"><draw:frame draw:style-name="fr1" draw:name="Object7" text:anchor-type="as-char" svg:y="-0.7272in" svg:width="2.4217in" svg:height="1.3945in" draw:z-index="1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5">Zadanie 4</text:p>
      <text:p text:style-name="P5"><draw:frame draw:style-name="fr1" draw:name="Object8" text:anchor-type="as-char" svg:y="-0.9701in" svg:width="3.8827in" svg:height="1.9283in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6">Zadanie 5</text:p>
      <text:p text:style-name="P6"><draw:frame draw:style-name="fr1" draw:name="Object9" text:anchor-type="as-char" svg:y="-1.4701in" svg:width="2.9335in" svg:height="2.8819in" draw:z-index="3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reration serif" svg:font-family="'Libr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a" svg:font-family="Symbola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24:02.790740804</meta:creation-date>
    <dc:date>2023-10-10T15:43:56.184833036</dc:date>
    <meta:editing-duration>PT8M51S</meta:editing-duration>
    <meta:editing-cycles>2</meta:editing-cycles>
    <meta:generator>LibreOffice/7.5.7.1$Linux_X86_64 LibreOffice_project/50$Build-1</meta:generator>
    <meta:document-statistic meta:table-count="0" meta:image-count="0" meta:object-count="5" meta:page-count="1" meta:paragraph-count="10" meta:word-count="14" meta:character-count="63" meta:non-whitespace-character-count="56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Zauważmy najpierw, że funkcja </mtext>
            <mrow>
              <mo fence="true" form="prefix" stretchy="false">|</mo>
              <mrow>
                <mrow>
                  <msup>
                    <mi>x</mi>
                    <mn>2</mn>
                  </msup>
                  <mo stretchy="false">−</mo>
                  <mi>x</mi>
                </mrow>
              </mrow>
              <mo fence="true" form="postfix" stretchy="false">|</mo>
            </mrow>
            <mtext> jest ciągła na </mtext>
            <mi>R</mi>
            <mtext>, zatem istnieje całka nie-</mtext>
          </mrow>
        </mtd>
      </mtr>
      <mtr>
        <mtd>
          <mrow>
            <mtext>oznaczona tej funkcji na </mtext>
            <mi>R</mi>
            <mtext>. Całkę tą obliczamy osobno na każdym z przedziałów</mtext>
            <mrow>
              <mo stretchy="false">(</mo>
              <mo stretchy="false">−</mo>
              <mi mathvariant="normal">∞</mi>
            </mrow>
            <mi>,</mi>
            <mn>0</mn>
            <mo stretchy="false">]</mo>
            <mtext>,</mtext>
          </mrow>
        </mtd>
      </mtr>
      <mtr>
        <mtd>
          <mrow>
            <mo stretchy="false">[</mo>
            <mn>0</mn>
            <mi>,</mi>
            <mn>1</mn>
            <mo stretchy="false">]</mo>
            <mtext>, </mtext>
            <mo stretchy="false">[</mo>
            <mn>1</mn>
            <mi>,</mi>
            <mi mathvariant="normal">∞</mi>
            <mo stretchy="false">)</mo>
            <mtext> i otrzymane funkcje odpowiednio "sklejamy". Dla </mtext>
            <mrow>
              <mi>x</mi>
              <mo stretchy="false">∈</mo>
              <mrow>
                <mo stretchy="false">(</mo>
                <mo stretchy="false">−</mo>
                <mi mathvariant="normal">∞</mi>
              </mrow>
            </mrow>
            <mi>,</mi>
            <mn>0</mn>
            <mo stretchy="false">]</mo>
            <mtext> mamy</mtext>
          </mrow>
        </mtd>
      </mtr>
      <mtr>
        <mtd>
          <mrow>
            <mrow>
              <mo stretchy="false">∫</mo>
              <mrow>
                <mo fence="true" form="prefix" stretchy="false">|</mo>
                <mrow>
                  <mrow>
                    <msup>
                      <mi>x</mi>
                      <mn>2</mn>
                    </msup>
                    <mo stretchy="false">−</mo>
                    <mi>x</mi>
                  </mrow>
                </mrow>
                <mo fence="true" form="postfix" stretchy="false">|</mo>
              </mrow>
            </mrow>
            <mrow>
              <mi mathvariant="italic">dx</mi>
              <mo stretchy="false">=</mo>
              <mrow>
                <mo stretchy="false">∫</mo>
                <mrow>
                  <mo fence="true" form="prefix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</mrow>
                  <mo fence="true" form="postfix" stretchy="false">)</mo>
                </mrow>
              </mrow>
            </mrow>
            <mrow>
              <mi mathvariant="italic">dx</mi>
              <mo stretchy="false">=</mo>
              <mrow>
                <mfrac>
                  <msup>
                    <mi>x</mi>
                    <mn>3</mn>
                  </msup>
                  <mn>3</mn>
                </mfrac>
                <mo stretchy="false">−</mo>
                <mfrac>
                  <msup>
                    <mi>x</mi>
                    <mn>2</mn>
                  </msup>
                  <mn>2</mn>
                </mfrac>
                <mo stretchy="false">+</mo>
                <msub>
                  <mi>C</mi>
                  <mn>1</mn>
                </msub>
              </mrow>
            </mrow>
            <mi>,</mi>
          </mrow>
        </mtd>
      </mtr>
    </mtable>
    <annotation encoding="StarMath 5.0">"Zauważmy najpierw, że funkcja " lline x^2 - x rline  " jest ciągła na " R ", zatem istnieje całka nie-" newline
"oznaczona tej funkcji na " R ". Całkę tą obliczamy osobno na każdym z przedziałów" \(-infinity,0 \] "," newline
\[ 0,1 \] ", " \[ 1, infinity \) " i otrzymane funkcje odpowiednio \"sklejamy\". Dla " x in \(-infinity, 0\] " mamy" newline
alignc int lline x^2 - x rline dx = int (x^2 - x) dx = {frac{x^3}{3}} - {frac{x^2}{2}} + C_1,</annotation>
  </semantics>
</math>
</file>

<file path=Object 6/content.xml><?xml version="1.0" encoding="utf-8"?>
<math xmlns="http://www.w3.org/1998/Math/MathML" display="block">
  <semantics>
    <mtable>
      <mtr>
        <mtd>
          <mtext>Obliczyć podane całki nieoznaczone:</mtext>
        </mtd>
      </mtr>
      <mtr>
        <mtd>
          <mrow>
            <mtext>a)</mtext>
            <mrow>
              <mo stretchy="false">∫</mo>
              <mfrac>
                <mrow>
                  <msup>
                    <mi>x</mi>
                    <mn>2</mn>
                  </msup>
                  <mo stretchy="false">−</mo>
                  <msqrt>
                    <mi>x</mi>
                  </msqrt>
                </mrow>
                <mroot>
                  <mi>x</mi>
                  <mn>3</mn>
                </mroot>
              </mfrac>
            </mrow>
            <mi mathvariant="italic">dx</mi>
            <mi>;</mi>
            <mtext>    </mtext>
            <mtext>b)</mtext>
            <mrow>
              <mo stretchy="false">∫</mo>
              <mroot>
                <msup>
                  <mn>3</mn>
                  <mi>x</mi>
                </msup>
                <mn>4</mn>
              </mroot>
            </mrow>
            <mi mathvariant="italic">dx</mi>
            <mi>;</mi>
            <mtext>    </mtext>
            <mtext>c)</mtext>
            <mrow>
              <mo stretchy="false">∫</mo>
              <msup>
                <mi mathvariant="italic">ctg</mi>
                <mn>2</mn>
              </msup>
            </mrow>
            <mi>x</mi>
            <mi mathvariant="italic">dx</mi>
            <mi>;</mi>
            <mtext>    </mtext>
            <mtext>d)</mtext>
            <mrow>
              <mo stretchy="false">∫</mo>
              <mfrac>
                <mrow>
                  <msup>
                    <mi>e</mi>
                    <mrow>
                      <mn>3</mn>
                      <mi>x</mi>
                    </mrow>
                  </msup>
                  <mo stretchy="false">−</mo>
                  <mn>1</mn>
                </mrow>
                <mrow>
                  <msup>
                    <mi>e</mi>
                    <mi>x</mi>
                  </msup>
                  <mo stretchy="false">−</mo>
                  <mn>1</mn>
                </mrow>
              </mfrac>
            </mrow>
            <mi mathvariant="italic">dx</mi>
            <mi>.</mi>
          </mrow>
        </mtd>
      </mtr>
    </mtable>
    <annotation encoding="StarMath 5.0">"Obliczyć podane całki nieoznaczone:" newline
alignc
"a)" int frac {x^2 - sqrt x}{nroot{3}{x}} dx; "    "
"b)" int nroot{4}{3^x} dx; "    "
"c)" int ctg^2 x dx; "    "
"d)" int frac {e^{3x} - 1}{e^x - 1}dx.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frac>
                        <msup>
                          <mi>x</mi>
                          <mn>3</mn>
                        </msup>
                        <mn>3</mn>
                      </mfrac>
                      <mo stretchy="false">−</mo>
                      <mfrac>
                        <msup>
                          <mi>x</mi>
                          <mn>2</mn>
                        </msup>
                        <mn>2</mn>
                      </mfrac>
                      <mo stretchy="false">+</mo>
                      <msub>
                        <mi>C</mi>
                        <mn>1</mn>
                      </msub>
                    </mrow>
                    <mtext> dla </mtext>
                    <mrow>
                      <mi>x</mi>
                      <mo stretchy="false">∈</mo>
                      <mrow>
                        <mo stretchy="false">(</mo>
                        <mo stretchy="false">−</mo>
                        <mi mathvariant="normal">∞</mi>
                      </mrow>
                    </mrow>
                    <mi>,</mi>
                    <mn>0</mn>
                    <mo stretchy="false">]</mo>
                  </mrow>
                </mtd>
              </mtr>
              <mtr>
                <mtd>
                  <mrow>
                    <mrow>
                      <mfrac>
                        <msup>
                          <mi>x</mi>
                          <mn>3</mn>
                        </msup>
                        <mn>3</mn>
                      </mfrac>
                      <mo stretchy="false">−</mo>
                      <mfrac>
                        <msup>
                          <mi>x</mi>
                          <mn>2</mn>
                        </msup>
                        <mn>2</mn>
                      </mfrac>
                      <mo stretchy="false">+</mo>
                      <msub>
                        <mi>C</mi>
                        <mn>1</mn>
                      </msub>
                    </mrow>
                    <mtext> dla </mtext>
                    <mrow>
                      <mi>x</mi>
                      <mo stretchy="false">∈</mo>
                      <mo stretchy="false">[</mo>
                    </mrow>
                    <mn>0</mn>
                    <mi>,</mi>
                    <mn>1</mn>
                    <mo stretchy="false">]</mo>
                  </mrow>
                </mtd>
              </mtr>
              <mtr>
                <mtd>
                  <mrow>
                    <mrow>
                      <mfrac>
                        <msup>
                          <mi>x</mi>
                          <mn>3</mn>
                        </msup>
                        <mn>3</mn>
                      </mfrac>
                      <mo stretchy="false">−</mo>
                      <mfrac>
                        <msup>
                          <mi>x</mi>
                          <mn>2</mn>
                        </msup>
                        <mn>2</mn>
                      </mfrac>
                      <mo stretchy="false">+</mo>
                      <msub>
                        <mi>C</mi>
                        <mn>1</mn>
                      </msub>
                    </mrow>
                    <mtext> dla </mtext>
                    <mrow>
                      <mi>x</mi>
                      <mo stretchy="false">∈</mo>
                      <mo stretchy="false">[</mo>
                    </mrow>
                    <mn>1</mn>
                    <mi>,</mi>
                    <mi mathvariant="normal">∞</mi>
                    <mo stretchy="false">]</mo>
                  </mrow>
                </mtd>
              </mtr>
            </mtable>
          </mrow>
        </mrow>
      </mrow>
    </mrow>
    <annotation encoding="StarMath 5.0">F(x) = left lbrace stack {
{frac x^3 3} - {frac x^2 2} + C_1 " dla " x in \(-infinity, 0\]# 
{frac x^3 3} - {frac x^2 2} + C_1 " dla " x in \[0,1\] # 
{frac x^3 3} - {frac x^2 2} + C_1 " dla " x in \[1, infinity\]
} right none</annotation>
  </semantics>
</math>
</file>

<file path=Object 8/content.xml><?xml version="1.0" encoding="utf-8"?>
<math xmlns="http://www.w3.org/1998/Math/MathML" display="block">
  <semantics>
    <mtable>
      <mtr>
        <mtd>
          <mrow>
            <mtext>Dodawanie macierzy </mtext>
            <mi>A</mi>
            <mtext> i </mtext>
            <mi>B</mi>
            <mtext> określamy następująco</mtext>
          </mrow>
        </mtd>
      </mtr>
      <mtr>
        <mtd>
          <mrow/>
        </mtd>
      </mtr>
      <mtr>
        <mtd>
          <mrow>
            <mtext>(2.1)      	</mtext>
            <mrow>
              <mrow>
                <mi>A</mi>
                <mo stretchy="false">+</mo>
                <mi>B</mi>
              </mrow>
              <mo stretchy="false">=</mo>
              <mrow>
                <mrow>
                  <mo fence="true" form="prefix" stretchy="true">(</mo>
                  <mrow>
                    <mtable>
                      <mtr>
                        <mtd>
                          <msub>
                            <mi>a</mi>
                            <mn>11</mn>
                          </msub>
                        </mtd>
                        <mtd>
                          <msub>
                            <mi>a</mi>
                            <mn>12</mn>
                          </msub>
                        </mtd>
                      </mtr>
                      <mtr>
                        <mtd>
                          <msub>
                            <mi>a</mi>
                            <mn>21</mn>
                          </msub>
                        </mtd>
                        <mtd>
                          <msub>
                            <mi>a</mi>
                            <mn>22</mn>
                          </msub>
                        </mtd>
                      </mtr>
                    </mtable>
                  </mrow>
                  <mo fence="true" form="postfix" stretchy="true">)</mo>
                </mrow>
                <mo stretchy="false">+</mo>
                <mrow>
                  <mo fence="true" form="prefix" stretchy="true">(</mo>
                  <mrow>
                    <mtable>
                      <mtr>
                        <mtd>
                          <msub>
                            <mi>b</mi>
                            <mn>11</mn>
                          </msub>
                        </mtd>
                        <mtd>
                          <msub>
                            <mi>b</mi>
                            <mn>12</mn>
                          </msub>
                        </mtd>
                      </mtr>
                      <mtr>
                        <mtd>
                          <msub>
                            <mi>b</mi>
                            <mn>21</mn>
                          </msub>
                        </mtd>
                        <mtd>
                          <msub>
                            <mi>b</mi>
                            <mn>22</mn>
                          </msub>
                        </mtd>
                      </mtr>
                    </mtable>
                  </mrow>
                  <mo fence="true" form="postfix" stretchy="true">)</mo>
                </mrow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sub>
                            <mi>a</mi>
                            <mn>11</mn>
                          </msub>
                          <mo stretchy="false">+</mo>
                          <msub>
                            <mi>b</mi>
                            <mn>11</mn>
                          </msub>
                        </mrow>
                      </mtd>
                      <mtd>
                        <mrow>
                          <msub>
                            <mi>a</mi>
                            <mn>12</mn>
                          </msub>
                          <mo stretchy="false">+</mo>
                          <msub>
                            <mi>b</mi>
                            <mn>12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1</mn>
                          </msub>
                          <mo stretchy="false">+</mo>
                          <msub>
                            <mi>b</mi>
                            <mn>21</mn>
                          </msub>
                        </mrow>
                      </mtd>
                      <mtd>
                        <mrow>
                          <msub>
                            <mi>a</mi>
                            <mn>22</mn>
                          </msub>
                          <mo stretchy="false">+</mo>
                          <msub>
                            <mi>b</mi>
                            <mn>22</mn>
                          </msub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text>Mnożenie przez skalar </mtext>
            <mrow>
              <mi>t</mi>
              <mo stretchy="false">∈</mo>
              <mi mathvariant="normal">ℝ</mi>
            </mrow>
            <mtext> definiujemy wzorem</mtext>
          </mrow>
        </mtd>
      </mtr>
      <mtr>
        <mtd>
          <mrow/>
        </mtd>
      </mtr>
      <mtr>
        <mtd>
          <mrow>
            <mtext>(2.2)                         </mtext>
            <mrow>
              <mi mathvariant="italic">tA</mi>
              <mo stretchy="false">=</mo>
              <mi>t</mi>
            </mrow>
            <mrow>
              <mrow>
                <mo fence="true" form="prefix" stretchy="true">(</mo>
                <mrow>
                  <mtable>
                    <mtr>
                      <mtd>
                        <msub>
                          <mi>a</mi>
                          <mn>11</mn>
                        </msub>
                      </mtd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sub>
                          <mi>a</mi>
                          <mn>21</mn>
                        </msub>
                      </mtd>
                      <mtd>
                        <msub>
                          <mi>a</mi>
                          <mn>22</mn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 mathvariant="italic">ta</mi>
                          <mn>11</mn>
                        </msub>
                      </mtd>
                      <mtd>
                        <msub>
                          <mi mathvariant="italic">ta</mi>
                          <mn>12</mn>
                        </msub>
                      </mtd>
                    </mtr>
                    <mtr>
                      <mtd>
                        <msub>
                          <mi mathvariant="italic">ta</mi>
                          <mn>21</mn>
                        </msub>
                      </mtd>
                      <mtd>
                        <msub>
                          <mi mathvariant="italic">ta</mi>
                          <mn>22</mn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Dodawanie macierzy " A " i " B " określamy następująco" newline newline
"(2.1)      	"

A + B = 
left ( matrix { 
a_{11} # a_{12} ## 
a_{21} # a_{22}
} right ) 

+

left ( matrix { 
b_{11} # b_{12} ## 
b_{21} # b_{22}
} right ) 

=

left ( matrix { 
a_{11} + b_{11} # a_{12} + b_{12} ## 
a_{21} + b_{21} # a_{22} + b_{22}
} right ) 

newline newline

"Mnożenie przez skalar " t in setR " definiujemy wzorem" newline newline
"(2.2)                         "

tA = t
left ( matrix { 
a_{11} # a_{12} ## 
a_{21} # a_{22}
} right ) 

=

left ( matrix { 
ta_{11} # ta_{12} ## 
ta_{21} # ta_{22}
} right ) </annotation>
  </semantics>
</math>
</file>

<file path=Object 9/content.xml><?xml version="1.0" encoding="utf-8"?>
<math xmlns="http://www.w3.org/1998/Math/MathML" display="block">
  <semantics>
    <mtable>
      <mtr>
        <mtd>
          <mtext>1. Równanie transportu</mtext>
        </mtd>
      </mtr>
      <mtr>
        <mtd>
          <mrow/>
        </mtd>
      </mtr>
      <mtr>
        <mtd>
          <mrow>
            <msub>
              <mo stretchy="false">∂</mo>
              <mi>t</mi>
            </msub>
            <mrow>
              <mi>u</mi>
              <mo stretchy="false">+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b</mi>
                  <mi>i</mi>
                </msub>
              </mrow>
            </mrow>
            <mrow>
              <mfrac>
                <mrow>
                  <mo stretchy="false">∂</mo>
                  <mi>u</mi>
                </mrow>
                <mrow>
                  <mo stretchy="false">∂</mo>
                  <msub>
                    <mi>x</mi>
                    <mi>i</mi>
                  </msub>
                </mrow>
              </mfrac>
              <mo stretchy="false">=</mo>
              <mn>0.</mn>
            </mrow>
          </mrow>
        </mtd>
      </mtr>
      <mtr>
        <mtd>
          <mrow/>
        </mtd>
      </mtr>
      <mtr>
        <mtd>
          <mtext>2. Równania Laplace'a i Poissona</mtext>
        </mtd>
      </mtr>
      <mtr>
        <mtd>
          <mrow/>
        </mtd>
      </mtr>
      <mtr>
        <mtd>
          <mrow>
            <mi mathvariant="normal">Δ</mi>
            <mrow>
              <mi>u</mi>
              <mo stretchy="false">=</mo>
              <mn>0</mn>
            </mrow>
            <mtext>,    </mtext>
            <mi mathvariant="normal">Δ</mi>
            <mrow>
              <mi>u</mi>
              <mo stretchy="false">=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text>    gdzie    </mtext>
            <mi mathvariant="normal">Δ</mi>
            <mrow>
              <mi>u</mi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bsup>
                      <mi>x</mi>
                      <mi>i</mi>
                      <mn>2</mn>
                    </msubsup>
                  </mrow>
                </mfrac>
              </mrow>
            </mrow>
          </mrow>
        </mtd>
      </mtr>
      <mtr>
        <mtd>
          <mrow/>
        </mtd>
      </mtr>
      <mtr>
        <mtd>
          <mtext>3. Równanie ciepła</mtext>
        </mtd>
      </mtr>
      <mtr>
        <mtd>
          <mrow/>
        </mtd>
      </mtr>
      <mtr>
        <mtd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  <mo stretchy="false">=</mo>
              <mi mathvariant="normal">Δ</mi>
            </mrow>
            <mi>u</mi>
            <mi>.</mi>
          </mrow>
        </mtd>
      </mtr>
    </mtable>
    <annotation encoding="StarMath 5.0">"1. Równanie transportu" newline newline
alignc partial_{t}u + sum from{i=1} to{n} b_i frac {partial{u}}{partial{x_i}} = 0.
newline newline

"2. Równania Laplace'a i Poissona" newline newline
alignc %DELTA u = 0 ",    " %DELTA u = f(x) "    gdzie    " %DELTA u = sum from{i=1} to{n} frac {partial^2 u}{partial x_i^2}
newline newline

"3. Równanie ciepła" newline newline
alignc frac{partial u}{partial t} = %DELTA u.
</annotation>
  </semantics>
</math>
</file>